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F 1.1 Registrera serviceärende</text:h>
      <text:p text:style-name="P1">En servicebokare tar emot kund som vill lämna in sin bil för service. Systemet visar upp företagets service-kalender med nästa tillgängliga servicetid. Servicebokare kommer överens med kund om passande tid för service och den bokas in.</text:p>
      <text:h text:style-name="Heading_20_2" text:outline-level="2">Primär aktör</text:h>
      <text:p text:style-name="Text_20_body">Servicebokare</text:p>
      <text:h text:style-name="Heading_20_2" text:outline-level="2">Sekundär aktör</text:h>
      <text:p text:style-name="Text_20_body">Kund: Har önskemål om när bilen skall servas och vill ha en uppskattad tid för när denne får hämta tillbaka bilen.</text:p>
      <text:h text:style-name="Heading_20_2" text:outline-level="2">Offstage aktör</text:h>
      <text:p text:style-name="Text_20_body">Mekaniker: Önskar en bra beskrivning för vad som skall åtgärdas</text:p>
      <text:h text:style-name="Heading_20_2" text:outline-level="2">Huvudscenario</text:h>
      <text:list xml:id="list29661010" text:style-name="L1">
        <text:list-item>
          <text:p text:style-name="P3">Kund ringer till företaget eller anländer till platsen</text:p>
        </text:list-item>
        <text:list-item>
          <text:p text:style-name="P3">Servicebokare öppnar systemets kalender</text:p>
        </text:list-item>
        <text:list-item>
          <text:p text:style-name="P3">Systemet presenterar lediga tider för service</text:p>
        </text:list-item>
        <text:list-item>
          <text:p text:style-name="P3">Servicebokare väljer passlig tid</text:p>
        </text:list-item>
        <text:list-item>
          <text:p text:style-name="P3">Systemet begär kundinformation samt serviceåtgärder</text:p>
        </text:list-item>
        <text:list-item>
          <text:p text:style-name="P3">Servicebokare anger kundinformation samt serviceåtgärder</text:p>
        </text:list-item>
        <text:list-item>
          <text:p text:style-name="P3">Systemet fyller i kundens övriga uppgifter och visar kalendern med det nya serviceärendet ifyllt</text:p>
        </text:list-item>
        <text:list-item>
          <text:p text:style-name="P3">Servicebokare bekräftar att bokningen har gjorts</text:p>
        </text:list-item>
        <text:list-item>
          <text:p text:style-name="P3">Systemet uppdaterar mekanikerns schema</text:p>
        </text:list-item>
      </text:list>
      <text:h text:style-name="Heading_20_2" text:outline-level="2">Alternativt scenario.</text:h>
      <text:list xml:id="list29659964" text:style-name="L2">
        <text:list-header>
          <text:p text:style-name="P4">4a. Det finns ingen tid som passar kund varpå servicebokare ber kunden återkomma vid senare tillfälle och avslutar servicebokningen</text:p>
          <text:p text:style-name="P4">6a. Då kund ej finns med i kund-registret begär systemet att servicebokaren skall registrera ny kund. (se AF 1.2 för kundregistrering)</text:p>
          <text:p text:style-name="P4">7a. Systemet presenterar felmeddelande och går tillbaka till punkt 5</text:p>
        </text:list-header>
      </text:list>
      <text:h text:style-name="Heading_20_2" text:outline-level="2">Definitioner</text:h>
      <text:p text:style-name="P5">Kundinformation</text:p>
      <text:p text:style-name="P6">Kundens namn och registernummer för den bil som skall servas</text:p>
      <text:p text:style-name="P5">Serviceåtgärder</text:p>
      <text:p text:style-name="P5"><text:span text:style-name="T1">Beskrivning av problem som skall åtgärdas och/eller de åtgärder som kunden önskar få gjorda.</text:span></text:p>
      <text:p text:style-name="P5"><text:soft-page-break/>Övriga uppgifter</text:p>
      <text:p text:style-name="P5"><text:span text:style-name="T1">Mobil nummer, Address, Postnummer, 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7:15:57.42</meta:creation-date>
    <dc:date>2013-12-12T10:13:27.22</dc:date>
    <meta:editing-duration>PT03H38M00S</meta:editing-duration>
    <meta:editing-cycles>7</meta:editing-cycles>
    <meta:generator>OpenOffice.org/3.2$Win32 OpenOffice.org_project/320m12$Build-9483</meta:generator>
    <meta:document-statistic meta:table-count="0" meta:image-count="0" meta:object-count="0" meta:page-count="2" meta:paragraph-count="29" meta:word-count="230" meta:character-count="1588"/>
  </office:meta>
</office:document-meta>
</file>